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2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9496" calcext:value-type="float">
            <text:p>-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2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912" calcext:value-type="float">
            <text:p>-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8576" calcext:value-type="float">
            <text:p>-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7344" calcext:value-type="float">
            <text:p>-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8912" calcext:value-type="float">
            <text:p>-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868" calcext:value-type="float">
            <text:p>-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3816" calcext:value-type="float">
            <text:p>-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008" calcext:value-type="float">
            <text:p>-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8264" calcext:value-type="float">
            <text:p>-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0936" calcext:value-type="float">
            <text:p>-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056" calcext:value-type="float">
            <text:p>-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2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7136" calcext:value-type="float">
            <text:p>-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5008" calcext:value-type="float">
            <text:p>-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3152" calcext:value-type="float">
            <text:p>-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672" calcext:value-type="float">
            <text:p>-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5488" calcext:value-type="float">
            <text:p>-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4152" calcext:value-type="float">
            <text:p>-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336" calcext:value-type="float">
            <text:p>-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056" calcext:value-type="float">
            <text:p>-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624" calcext:value-type="float">
            <text:p>-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3048" calcext:value-type="float">
            <text:p>-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672" calcext:value-type="float">
            <text:p>-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576" calcext:value-type="float">
            <text:p>-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104" calcext:value-type="float">
            <text:p>-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3256" calcext:value-type="float">
            <text:p>-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7032" calcext:value-type="float">
            <text:p>-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2816" calcext:value-type="float">
            <text:p>-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7936" calcext:value-type="float">
            <text:p>-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0248" calcext:value-type="float">
            <text:p>-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5592" calcext:value-type="float">
            <text:p>-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4896" calcext:value-type="float">
            <text:p>-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308" calcext:value-type="float">
            <text:p>-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2744" calcext:value-type="float">
            <text:p>-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1176" calcext:value-type="float">
            <text:p>-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1248" calcext:value-type="float">
            <text:p>-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9224" calcext:value-type="float">
            <text:p>-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9504" calcext:value-type="float">
            <text:p>-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4568" calcext:value-type="float">
            <text:p>-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9536" calcext:value-type="float">
            <text:p>-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4128" calcext:value-type="float">
            <text:p>-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94" calcext:value-type="float">
            <text:p>-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3816" calcext:value-type="float">
            <text:p>-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776" calcext:value-type="float">
            <text:p>-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5904" calcext:value-type="float">
            <text:p>-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0664" calcext:value-type="float">
            <text:p>-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3104" calcext:value-type="float">
            <text:p>-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4128" calcext:value-type="float">
            <text:p>-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0224" calcext:value-type="float">
            <text:p>-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392" calcext:value-type="float">
            <text:p>-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3984" calcext:value-type="float">
            <text:p>-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724" calcext:value-type="float">
            <text:p>-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3072" calcext:value-type="float">
            <text:p>-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776" calcext:value-type="float">
            <text:p>-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724" calcext:value-type="float">
            <text:p>-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4044" calcext:value-type="float">
            <text:p>-4.9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3152" calcext:value-type="float">
            <text:p>-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776" calcext:value-type="float">
            <text:p>-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776" calcext:value-type="float">
            <text:p>-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3648" calcext:value-type="float">
            <text:p>-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14544" calcext:value-type="float">
            <text:p>-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724" calcext:value-type="float">
            <text:p>-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724" calcext:value-type="float">
            <text:p>-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4896" calcext:value-type="float">
            <text:p>-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724" calcext:value-type="float">
            <text:p>-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724" calcext:value-type="float">
            <text:p>-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0808" calcext:value-type="float">
            <text:p>-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4024" calcext:value-type="float">
            <text:p>-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728" calcext:value-type="float">
            <text:p>-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672" calcext:value-type="float">
            <text:p>-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0808" calcext:value-type="float">
            <text:p>-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3152" calcext:value-type="float">
            <text:p>-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1328" calcext:value-type="float">
            <text:p>-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4024" calcext:value-type="float">
            <text:p>-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1328" calcext:value-type="float">
            <text:p>-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532" calcext:value-type="float">
            <text:p>-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336" calcext:value-type="float">
            <text:p>-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3152" calcext:value-type="float">
            <text:p>-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2632" calcext:value-type="float">
            <text:p>-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672" calcext:value-type="float">
            <text:p>-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59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2632" calcext:value-type="float">
            <text:p>-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34" meta:object-count="0"/>
    <meta:user-defined meta:name="AppVersion">3.0</meta:user-defined>
  </office:meta>
</office:document-meta>
</file>